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dd70" officeooo:paragraph-rsid="0003dd70"/>
    </style:style>
    <style:style style:name="P2" style:family="paragraph" style:parent-style-name="Standard">
      <style:text-properties officeooo:rsid="0003e90c" officeooo:paragraph-rsid="0003e90c"/>
    </style:style>
    <style:style style:name="P3" style:family="paragraph" style:parent-style-name="Standard">
      <style:text-properties officeooo:rsid="0007f5e8" officeooo:paragraph-rsid="0003e90c"/>
    </style:style>
    <style:style style:name="P4" style:family="paragraph" style:parent-style-name="Standard">
      <style:text-properties officeooo:rsid="0003dd70" officeooo:paragraph-rsid="0003dd70"/>
    </style:style>
    <style:style style:name="P5" style:family="paragraph" style:parent-style-name="Standard">
      <style:text-properties officeooo:paragraph-rsid="000c065f"/>
    </style:style>
    <style:style style:name="P6" style:family="paragraph" style:parent-style-name="Heading_20_2">
      <style:text-properties style:font-name="Liberation Sans" fo:font-size="16.1000003814697pt" fo:font-weight="bold" officeooo:paragraph-rsid="0003dd70" style:font-size-asian="16.1000003814697pt" style:font-weight-asian="bold" style:font-size-complex="16.1000003814697pt" style:font-weight-complex="bold"/>
    </style:style>
    <style:style style:name="P7" style:family="paragraph" style:parent-style-name="Heading_20_2">
      <style:text-properties officeooo:paragraph-rsid="00063bec"/>
    </style:style>
    <style:style style:name="T1" style:family="text">
      <style:text-properties officeooo:rsid="0003dd70"/>
    </style:style>
    <style:style style:name="T2" style:family="text">
      <style:text-properties style:text-outline="false" style:text-line-through-style="none" style:text-line-through-type="none" fo:letter-spacing="normal" fo:font-style="normal" fo:text-shadow="none" style:text-underline-style="none" style:letter-kerning="true" style:font-style-asian="normal" style:text-emphasize="none"/>
    </style:style>
    <style:style style:name="T3" style:family="text">
      <style:text-properties officeooo:rsid="0003e90c"/>
    </style:style>
    <style:style style:name="T4" style:family="text">
      <style:text-properties officeooo:rsid="00046c84"/>
    </style:style>
    <style:style style:name="T5" style:family="text">
      <style:text-properties officeooo:rsid="00063bec"/>
    </style:style>
    <style:style style:name="T6" style:family="text">
      <style:text-properties officeooo:rsid="000a8e31"/>
    </style:style>
    <style:style style:name="T7" style:family="text">
      <style:text-properties officeooo:rsid="000c065f"/>
    </style:style>
    <style:style style:name="T8" style:family="text">
      <style:text-properties style:font-name="verdana" fo:font-size="9pt"/>
    </style:style>
    <style:style style:name="T9" style:family="text">
      <style:text-properties style:font-name="Liberation Serif" officeooo:rsid="0003dd70"/>
    </style:style>
    <style:style style:name="T10" style:family="text">
      <style:text-properties style:font-name="Liberation Serif" fo:font-size="9pt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style:font-name="Liberation Serif" fo:font-size="12pt" officeooo:rsid="0003dd70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Heading_20_1" text:outline-level="1">Wissensfragen Tag 2</text:h>
      <text:p text:style-name="P1"/>
      <text:h text:style-name="Heading_20_2" text:outline-level="2">1) Ist Assemblersprache eine Maschinensprache?</text:h>
      <text:p text:style-name="P1">Nein, es ist eine maschinennahe Sprache.</text:p>
      <text:p text:style-name="P1"/>
      <text:h text:style-name="P6" text:outline-level="2"><text:span text:style-name="T1">2) </text:span><text:span text:style-name="T2">Welches der drei Ausgabe-Objekte cout, cerr und clog ist ungepuffert? <text:line-break/></text:span>Warum ist gepufferter Informationsfluss schneller?</text:h>
      <text:p text:style-name="Standard"><text:span text:style-name="T4">c</text:span>err is<text:span text:style-name="T1">t ungepuffert. Es ist schneller weil mehrere Informationen zusammen übertragen werden. Analogie: „Aufladen in den LKW als Extraaufwand wird durch die eingesparten Transportwege ausgeglichen.“</text:span></text:p>
      <text:h text:style-name="Heading_20_2" text:outline-level="2">3) <text:span text:style-name="T1">Was unterschiedet höhere Programmiersprachen von den hardwarenahen Sprachen?</text:span></text:h>
      <text:p text:style-name="P1"><text:span text:style-name="T3">Höhere Sprachen</text:span> sind besser für den Mensch verständlich, <text:span text:style-name="T3">simpler. Harwarenahe Sprachen sind effizienter und schwerer zu hacken.</text:span></text:p>
      <text:h text:style-name="Heading_20_2" text:outline-level="2">4) <text:span text:style-name="T1">Datenstrukturen und Algorithmen zusammen und interagierend bilden ein Programm?</text:span></text:h>
      <text:p text:style-name="Standard"><text:span text:style-name="T1">Ja. (Folie 23) Frage dazu: Von heute habe ich noch den Satz in Erinnerung „Jede Funktion ist ein eigenes M</text:span><text:span text:style-name="T12">iniprogramm.“ → </text:span><text:span text:style-name="T11">eine Funktion kapselt in sich Daten + Algorithmen. Es ist in sich nicht ein Algorithmus, auch nicht eine Datenstruktur. Bisher liegen aber unsere Daten noch lose herum. Es ist auch richtig zu sagen: Daten + Algorithmus = Programm</text:span></text:p>
      <text:h text:style-name="Heading_20_2" text:outline-level="2">5) Was ist eine Datenstruktur?</text:h>
      <text:p text:style-name="Standard">Eine Menge von Daten <text:span text:style-name="T3">(Datenwert, Datentyp, Name)</text:span>, <text:span text:style-name="T3">die von einem Algorithmus verarbeitet werden soll</text:span>. Analogie Kochrezept: Zutaten<text:span text:style-name="T4">liste</text:span>. <text:span text:style-name="T4">Ergänzend von Folie 21: Modell, das die zur Lösung eines Problems benötigten Informationen enthält (Ausgangsdaten, Zwischenergebnisse, Endergebnisse)</text:span></text:p>
      <text:h text:style-name="Heading_20_2" text:outline-level="2">6) Was ist der Unterschied zwischen dem Compiler und dem Linker?</text:h>
      <text:p text:style-name="P1">Der Compiler übersetzt jede Datei einzeln in für den Rechner verständliche Sprache, der Linker verknüpft mehrere Dateien, die für einen funktionierenden Programmablauf notwendig sind.</text:p>
      <text:h text:style-name="Heading_20_2" text:outline-level="2">7) Was versteht man unter Algorithmus?</text:h>
      <text:p text:style-name="P1"><text:span text:style-name="T4">Vorgaben/Anweisungen</text:span>, wie mit den Anfangsdaten zu arbeiten ist. Analogie Kochrezept: Zubereitung.</text:p>
      <text:h text:style-name="Heading_20_2" text:outline-level="2"><text:soft-page-break/>8) Welche Beziehung gibt es zwischen Algorithmus und Datenstruktur?</text:h>
      <text:p text:style-name="P1">Die notwendige Datenstruktur für einen Algorithmus ist fix, aber mit einer Datenstruktur können mehrere Algorithmen laufen. </text:p>
      <text:h text:style-name="Heading_20_2" text:outline-level="2">9) Ist das Ablaufen eines Programms betriebssystemabhängig?</text:h>
      <text:p text:style-name="P1">Kann es sein, ja. <text:span text:style-name="T6">Es läuft z.B. nicht jedes Windows-Programm auch auf einem Mac. Einem einfaches Hallo-Welt-Programm sollte aber so auf allen Systemen laufen, es müssen vermutlich nur unterschiedliche Compiler verwendet werden.</text:span></text:p>
      <text:p text:style-name="P5"><text:span text:style-name="T7">Anmerkung von Dozentin: </text:span>Die Funktionsfähigkeit eines Programms auf verschiedenen Betriebssysteme liegt nicht a<text:span text:style-name="T7">m</text:span> Compiler. Es liegt an den Headerdateien, die verwendet werden (es gibt Bibliotheken die nur auf ein<text:span text:style-name="T7">em</text:span> Betriebssystem brauchbar sind) und a<text:span text:style-name="T7">n</text:span> der Verwaltung im Code (<text:span text:style-name="T7">Beispiel kommt </text:span>im Aufbaukurse). </text:p>
      <text:h text:style-name="Heading_20_2" text:outline-level="2">10) Können die Streams cout, cerr und clog umgeleitet werden?</text:h>
      <text:p text:style-name="P1">Ja, alle.</text:p>
      <text:h text:style-name="P7" text:outline-level="2">11) Was ist eine Funktion? Wozu dienen Funktionen?</text:h>
      <text:p text:style-name="P3">Funktionen sind Teilprogramme mit festem Ablauf. Funktionen werden von anderen Funktionen aufgerufen (Sonderfall main). Durch die Verwendung von Funktionen kann der Code ordentlicher/ übersichtlicher und damit intuitiver verständlich gemacht werden. Insbesondere bei mehrfachem Aufruf lohnt sich die Schreibersparnis.</text:p>
      <text:h text:style-name="Heading_20_2" text:outline-level="2">12) Wie sehen Funktionen aus?</text:h>
      <text:p text:style-name="P2">Rückgabewert, Name, <text:span text:style-name="T5">in runden Klammern (=Schnittstelle) </text:span>ggf. Parameter <text:span text:style-name="T5">mit <text:s/>Datentyp, in geschweiften Klammern Funktionsablau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2:53:26.956000000</meta:creation-date>
    <dc:date>2019-06-04T08:44:42.879000000</dc:date>
    <meta:editing-duration>PT30M15S</meta:editing-duration>
    <meta:editing-cycles>7</meta:editing-cycles>
    <meta:generator>LibreOffice/6.1.0.3$Windows_X86_64 LibreOffice_project/efb621ed25068d70781dc026f7e9c5187a4decd1</meta:generator>
    <meta:document-statistic meta:table-count="0" meta:image-count="0" meta:object-count="0" meta:page-count="2" meta:paragraph-count="26" meta:word-count="424" meta:character-count="3140" meta:non-whitespace-character-count="2738"/>
  </office:meta>
</office:document-meta>
</file>